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ew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JXPathBinding.doSave( Widget frmModel , JXPathContext jxp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wJXPathBinding.NewJXPathBinding( JXPathBindingBuilderBase . CommonAttributes commonAtts , String widgetId , JXPathBindingBase [ ] child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wJXPathBinding.doLoad( Widget frmModel , JXPathContext jxp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wJXPathBinding.resol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